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paragraph-properties fo:margin-top="0in" fo:margin-bottom="0in" style:contextual-spacing="false"/>
    </style:style>
    <style:style style:name="P5" style:family="paragraph" style:parent-style-name="Text_20_body" style:list-style-name="L4">
      <style:paragraph-properties fo:margin-top="0in" fo:margin-bottom="0in" style:contextual-spacing="false"/>
    </style:style>
    <style:style style:name="P6" style:family="paragraph" style:parent-style-name="Text_20_body" style:list-style-name="L5">
      <style:paragraph-properties fo:margin-top="0in" fo:margin-bottom="0in" style:contextual-spacing="false"/>
    </style:style>
    <style:style style:name="P7" style:family="paragraph" style:parent-style-name="Text_20_body" style:list-style-name="L6">
      <style:paragraph-properties fo:margin-top="0in" fo:margin-bottom="0in" style:contextual-spacing="false"/>
    </style:style>
    <style:style style:name="P8" style:family="paragraph" style:parent-style-name="Text_20_body" style:list-style-name="L7">
      <style:paragraph-properties fo:margin-top="0in" fo:margin-bottom="0in" style:contextual-spacing="false"/>
    </style:style>
    <style:style style:name="P9" style:family="paragraph" style:parent-style-name="Text_20_body" style:list-style-name="L8">
      <style:paragraph-properties fo:margin-top="0in" fo:margin-bottom="0in" style:contextual-spacing="false"/>
    </style:style>
    <style:style style:name="P10" style:family="paragraph" style:parent-style-name="Text_20_body" style:list-style-name="L9">
      <style:paragraph-properties fo:margin-top="0in" fo:margin-bottom="0in" style:contextual-spacing="false"/>
    </style:style>
    <style:style style:name="P11" style:family="paragraph" style:parent-style-name="Text_20_body" style:list-style-name="L10">
      <style:paragraph-properties fo:margin-top="0in" fo:margin-bottom="0in" style:contextual-spacing="false"/>
    </style:style>
    <style:style style:name="P12" style:family="paragraph" style:parent-style-name="Text_20_body" style:list-style-name="L11">
      <style:paragraph-properties fo:margin-top="0in" fo:margin-bottom="0in" style:contextual-spacing="false"/>
    </style:style>
    <style:style style:name="P13" style:family="paragraph" style:parent-style-name="Text_20_body" style:list-style-name="L12">
      <style:paragraph-properties fo:margin-top="0in" fo:margin-bottom="0in" style:contextual-spacing="false"/>
    </style:style>
    <style:style style:name="P14" style:family="paragraph" style:parent-style-name="Text_20_body" style:list-style-name="L13">
      <style:paragraph-properties fo:margin-top="0in" fo:margin-bottom="0in" style:contextual-spacing="false"/>
    </style:style>
    <style:style style:name="P15" style:family="paragraph" style:parent-style-name="Text_20_body" style:list-style-name="L14">
      <style:paragraph-properties fo:margin-top="0in" fo:margin-bottom="0in" style:contextual-spacing="false"/>
    </style:style>
    <style:style style:name="P16" style:family="paragraph" style:parent-style-name="Text_20_body" style:list-style-name="L15">
      <style:paragraph-properties fo:margin-top="0in" fo:margin-bottom="0in" style:contextual-spacing="false"/>
    </style:style>
    <style:style style:name="P17" style:family="paragraph" style:parent-style-name="Text_20_body" style:list-style-name="L16">
      <style:paragraph-properties fo:margin-top="0in" fo:margin-bottom="0in" style:contextual-spacing="false"/>
    </style:style>
    <style:style style:name="P18" style:family="paragraph" style:parent-style-name="Text_20_body" style:list-style-name="L17">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get you started with MoveIt 2, RViz, and the xArm 7 robotic arm, I’ll provide a high-level overview of the key tools and components involved in their development and testing. This should help you prioritize your learning and spin-up efforts effectively. The xArm 7, developed by UFACTORY, is a 7-degree-of-freedom (DOF) robotic arm, and integrating it with MoveIt 2 and RViz leverages a suite of ROS 2 (Robot Operating System) tools for simulation, motion planning, and control. Here’s the breakdown:</text:p>
      <text:p text:style-name="Horizontal_20_Line"/>
      <text:h text:style-name="Heading_20_3" text:outline-level="3"><text:bookmark-start text:name="ros-2-robot-operating-system-2"/>1. ROS 2 (Robot Operating System 2)<text:bookmark-end text:name="ros-2-robot-operating-system-2"/></text:h>
      <text:list xml:id="list961376780" text:style-name="L1">
        <text:list-item>
          <text:p text:style-name="P2"><text:span text:style-name="T1">Purpose</text:span>: ROS 2 is the foundational framework for robotics development, providing communication protocols, libraries, and tools to manage the xArm 7’s hardware and software integration.</text:p>
        </text:list-item>
        <text:list-item>
          <text:p text:style-name="P2"><text:span text:style-name="T1">Relevance to xArm 7</text:span>: The xArm 7 is supported by ROS 2 packages (e.g., <text:span text:style-name="Source_5f_Text">xarm_ros2</text:span> from UFACTORY), which include URDF (Unified Robot Description Format) files, control interfaces, and demo launch files.</text:p>
        </text:list-item>
        <text:list-item>
          <text:p text:style-name="P2"><text:span text:style-name="T1">Key Features</text:span>:</text:p>
          <text:list text:style-name="L2">
            <text:list-item>
              <text:p text:style-name="P3">Topics and services for joint states, TCP (tool center point) position, and gripper control.</text:p>
            </text:list-item>
            <text:list-item>
              <text:p text:style-name="P3">Launch files to connect to either a simulated or real xArm 7.</text:p>
            </text:list-item>
          </text:list>
        </text:list-item>
        <text:list-item>
          <text:p text:style-name="P2"><text:span text:style-name="T1">Focus for Spin-Up</text:span>: Familiarize yourself with ROS 2 basics—nodes, topics, services, and launch files—since MoveIt 2 and RViz operate within this ecosystem. Understanding how to launch the xArm 7’s ROS 2 nodes (e.g., <text:span text:style-name="Source_5f_Text">ros2 launch xarm7_moveit_config demo.launch.py</text:span>) is a good starting point.</text:p>
        </text:list-item>
      </text:list>
      <text:p text:style-name="Horizontal_20_Line"/>
      <text:h text:style-name="Heading_20_3" text:outline-level="3"><text:bookmark-start text:name="moveit-2"/>2. MoveIt 2<text:bookmark-end text:name="moveit-2"/></text:h>
      <text:list xml:id="list3988813553" text:style-name="L3">
        <text:list-item>
          <text:p text:style-name="P4"><text:span text:style-name="T1">Purpose</text:span>: MoveIt 2 is a motion planning framework built on ROS 2, designed for robotic arms like the xArm 7. It handles tasks such as trajectory generation, collision avoidance, and inverse kinematics (IK).</text:p>
        </text:list-item>
        <text:list-item>
          <text:p text:style-name="P4"><text:span text:style-name="T1">Relevance to xArm 7</text:span>: The <text:span text:style-name="Source_5f_Text">xarm7_moveit_config</text:span> package provides preconfigured MoveIt 2 settings tailored to the xArm 7, including planning groups, kinematic solvers, and collision checking.</text:p>
        </text:list-item>
        <text:list-item>
          <text:p text:style-name="P4"><text:span text:style-name="T1">Key Components</text:span>:</text:p>
          <text:list text:style-name="L4">
            <text:list-item>
              <text:p text:style-name="P5"><text:span text:style-name="T1">Motion Planning</text:span>: Uses algorithms like OMPL (Open Motion Planning Library) or RRT (Rapidly-exploring Random Trees) to compute collision-free paths.</text:p>
            </text:list-item>
            <text:list-item>
              <text:p text:style-name="P5"><text:span text:style-name="T1">Task Constructor</text:span>: A newer feature in MoveIt 2 for defining complex, multi-step tasks (e.g., pick-and-place). It breaks tasks into stages like approach, grasp, and retreat.</text:p>
            </text:list-item>
            <text:list-item>
              <text:p text:style-name="P5"><text:span text:style-name="T1">Move Group Interface</text:span>: Allows programmatic control (e.g., via Python or C++) to set goal poses and execute trajectories.</text:p>
            </text:list-item>
            <text:list-item>
              <text:p text:style-name="P5"><text:span text:style-name="T1">Integration with Real Hardware</text:span>: Supports direct control of the xArm 7 via ROS 2 <text:soft-page-break/>control interfaces (e.g., <text:span text:style-name="Source_5f_Text">ros2_control</text:span>).</text:p>
            </text:list-item>
          </text:list>
        </text:list-item>
        <text:list-item>
          <text:p text:style-name="P4"><text:span text:style-name="T1">Focus for Spin-Up</text:span>: Start with the MoveIt 2 Quickstart in RViz tutorial to understand motion planning basics. Then explore the xArm 7-specific MoveIt configuration by running its demo launch files. Task Constructor is powerful but complex, so prioritize basic motion planning first.</text:p>
        </text:list-item>
      </text:list>
      <text:p text:style-name="Horizontal_20_Line"/>
      <text:h text:style-name="Heading_20_3" text:outline-level="3"><text:bookmark-start text:name="rviz-ros-visualization"/>3. RViz (ROS Visualization)<text:bookmark-end text:name="rviz-ros-visualization"/></text:h>
      <text:list xml:id="list298789362" text:style-name="L5">
        <text:list-item>
          <text:p text:style-name="P6"><text:span text:style-name="T1">Purpose</text:span>: RViz is the primary visualization tool in ROS 2, used to display the xArm 7’s state, plan trajectories, and interact with MoveIt 2.</text:p>
        </text:list-item>
        <text:list-item>
          <text:p text:style-name="P6"><text:span text:style-name="T1">Relevance to xArm 7</text:span>: RViz visualizes the xArm 7’s URDF model, joint states, and planned paths from MoveIt 2. It also supports interactive markers to manually set goal poses.</text:p>
        </text:list-item>
        <text:list-item>
          <text:p text:style-name="P6"><text:span text:style-name="T1">Key Features</text:span>:</text:p>
          <text:list text:style-name="L6">
            <text:list-item>
              <text:p text:style-name="P7">Displays the robot’s current pose, planning scene (e.g., obstacles), and trajectory animations.</text:p>
            </text:list-item>
            <text:list-item>
              <text:p text:style-name="P7">Motion Planning plugin integrates with MoveIt 2 for planning and execution.</text:p>
            </text:list-item>
          </text:list>
        </text:list-item>
        <text:list-item>
          <text:p text:style-name="P6"><text:span text:style-name="T1">Focus for Spin-Up</text:span>: Learn RViz’s interface—adding displays (e.g., RobotModel, MotionPlanning), adjusting the fixed frame (e.g., <text:span text:style-name="Source_5f_Text">base_link</text:span>), and using interactive markers. Launching the xArm 7 demo with RViz (<text:span text:style-name="Source_5f_Text">ros2 launch xarm7_moveit_config demo.launch.py</text:span>) will give you hands-on experience.</text:p>
        </text:list-item>
      </text:list>
      <text:p text:style-name="Horizontal_20_Line"/>
      <text:h text:style-name="Heading_20_3" text:outline-level="3"><text:bookmark-start text:name="xarm-ros-2-packages"/>4. xArm ROS 2 Packages<text:bookmark-end text:name="xarm-ros-2-packages"/></text:h>
      <text:list xml:id="list296398721" text:style-name="L7">
        <text:list-item>
          <text:p text:style-name="P8"><text:span text:style-name="T1">Purpose</text:span>: These are UFACTORY-provided packages (<text:span text:style-name="Source_5f_Text">xarm_ros2</text:span>) that bridge the xArm 7 hardware/simulator with ROS 2, MoveIt 2, and RViz.</text:p>
        </text:list-item>
        <text:list-item>
          <text:p text:style-name="P8"><text:span text:style-name="T1">Key Components</text:span>:</text:p>
          <text:list text:style-name="L8">
            <text:list-item>
              <text:p text:style-name="P9"><text:span text:style-name="T1">URDF Files</text:span>: Describe the xArm 7’s kinematics and physical structure (links, joints, meshes).</text:p>
            </text:list-item>
            <text:list-item>
              <text:p text:style-name="P9"><text:span text:style-name="T1">Simulation Support</text:span>: Works with Gazebo (a physics-based simulator), though MoveIt 2 and RViz alone can simulate kinematics without Gazebo.</text:p>
            </text:list-item>
            <text:list-item>
              <text:p text:style-name="P9"><text:span text:style-name="T1">Control Interfaces</text:span>: Includes <text:span text:style-name="Source_5f_Text">ros2_control</text:span> hardware interfaces for real or simulated xArm 7 control (e.g., position controllers, joint trajectory controllers).</text:p>
            </text:list-item>
            <text:list-item>
              <text:p text:style-name="P9"><text:span text:style-name="T1">Launch Files</text:span>: Prebuilt scripts like <text:span text:style-name="Source_5f_Text">xarm7_server.launch.py</text:span> (real robot) or <text:span text:style-name="Source_5f_Text">xarm7_moveit_config demo.launch.py</text:span> (simulation).</text:p>
            </text:list-item>
          </text:list>
        </text:list-item>
        <text:list-item>
          <text:p text:style-name="P8"><text:span text:style-name="T1">Focus for Spin-Up</text:span>: Clone the <text:span text:style-name="Source_5f_Text">xarm_ros2</text:span> repository from GitHub (<text:span text:style-name="Source_5f_Text">xArm-Developer/xarm_ros2</text:span>) and experiment with its launch files. Understand the URDF and how it ties into MoveIt 2 and RViz.</text:p>
        </text:list-item>
      </text:list>
      <text:p text:style-name="Horizontal_20_Line"/>
      <text:h text:style-name="Heading_20_3" text:outline-level="3"><text:bookmark-start text:name="gazebo-optional-simulator"/><text:soft-page-break/>5. Gazebo (Optional Simulator)<text:bookmark-end text:name="gazebo-optional-simulator"/></text:h>
      <text:list xml:id="list1649318281" text:style-name="L9">
        <text:list-item>
          <text:p text:style-name="P10"><text:span text:style-name="T1">Purpose</text:span>: Gazebo provides a physics-based simulation environment, complementing RViz’s kinematic visualization.</text:p>
        </text:list-item>
        <text:list-item>
          <text:p text:style-name="P10"><text:span text:style-name="T1">Relevance to xArm 7</text:span>: The <text:span text:style-name="Source_5f_Text">xarm_ros2</text:span> package supports Gazebo for testing the xArm 7 in a virtual world with gravity, collisions, and dynamics.</text:p>
        </text:list-item>
        <text:list-item>
          <text:p text:style-name="P10"><text:span text:style-name="T1">Key Features</text:span>:</text:p>
          <text:list text:style-name="L10">
            <text:list-item>
              <text:p text:style-name="P11">Simulates the xArm 7’s movements with MoveIt 2-generated trajectories.</text:p>
            </text:list-item>
            <text:list-item>
              <text:p text:style-name="P11">Useful for testing before deploying to the real robot.</text:p>
            </text:list-item>
          </text:list>
        </text:list-item>
        <text:list-item>
          <text:p text:style-name="P10"><text:span text:style-name="T1">Focus for Spin-Up</text:span>: Gazebo is optional for initial learning since RViz and MoveIt 2 can handle kinematics. If you want physics simulation, explore it after mastering RViz.</text:p>
        </text:list-item>
      </text:list>
      <text:p text:style-name="Horizontal_20_Line"/>
      <text:h text:style-name="Heading_20_3" text:outline-level="3"><text:bookmark-start text:name="ros2_control"/>6. ros2_control<text:bookmark-end text:name="ros2_control"/></text:h>
      <text:list xml:id="list715010314" text:style-name="L11">
        <text:list-item>
          <text:p text:style-name="P12"><text:span text:style-name="T1">Purpose</text:span>: A ROS 2 framework for controlling robot hardware or simulations, bridging MoveIt 2 trajectories to the xArm 7’s joints.</text:p>
        </text:list-item>
        <text:list-item>
          <text:p text:style-name="P12"><text:span text:style-name="T1">Relevance to xArm 7</text:span>: The xArm 7 uses <text:span text:style-name="Source_5f_Text">ros2_control</text:span> to send joint commands to either the real arm (via IP connection) or a simulated model.</text:p>
        </text:list-item>
        <text:list-item>
          <text:p text:style-name="P12"><text:span text:style-name="T1">Key Features</text:span>:</text:p>
          <text:list text:style-name="L12">
            <text:list-item>
              <text:p text:style-name="P13">Hardware interfaces (e.g., <text:span text:style-name="Source_5f_Text">xarm_hardware_interface</text:span>) for real-time control.</text:p>
            </text:list-item>
            <text:list-item>
              <text:p text:style-name="P13">Mock components for simulation (e.g., <text:span text:style-name="Source_5f_Text">mock_components/GenericSystem</text:span>).</text:p>
            </text:list-item>
          </text:list>
        </text:list-item>
        <text:list-item>
          <text:p text:style-name="P12"><text:span text:style-name="T1">Focus for Spin-Up</text:span>: Understand how <text:span text:style-name="Source_5f_Text">ros2_control</text:span> integrates with MoveIt 2 by examining the xArm 7’s controller configuration files (e.g., in <text:span text:style-name="Source_5f_Text">xarm_controller</text:span> package).</text:p>
        </text:list-item>
      </text:list>
      <text:p text:style-name="Horizontal_20_Line"/>
      <text:h text:style-name="Heading_20_3" text:outline-level="3"><text:bookmark-start text:name="development-and-testing-workflow"/>Development and Testing Workflow<text:bookmark-end text:name="development-and-testing-workflow"/></text:h>
      <text:list xml:id="list1842856544" text:style-name="L13">
        <text:list-item>
          <text:p text:style-name="P14"><text:span text:style-name="T1">Simulation</text:span>:</text:p>
          <text:list text:style-name="L14">
            <text:list-item>
              <text:p text:style-name="P15">Launch the xArm 7 in RViz with MoveIt 2 (<text:span text:style-name="Source_5f_Text">ros2 launch xarm7_moveit_config demo.launch.py</text:span>).</text:p>
            </text:list-item>
            <text:list-item>
              <text:p text:style-name="P15">Use RViz to visualize the arm, set goal poses with interactive markers, and plan/execute trajectories.</text:p>
            </text:list-item>
            <text:list-item>
              <text:p text:style-name="P15">Optionally, test in Gazebo for physics-based validation.</text:p>
            </text:list-item>
          </text:list>
        </text:list-item>
        <text:list-item>
          <text:p text:style-name="P14"><text:span text:style-name="T1">Real Hardware</text:span>:</text:p>
          <text:list text:style-name="L15">
            <text:list-item>
              <text:p text:style-name="P16">Connect to the xArm 7 controller box via its LAN IP.</text:p>
            </text:list-item>
            <text:list-item>
              <text:p text:style-name="P16">Launch the real robot interface (<text:span text:style-name="Source_5f_Text">ros2 launch xarm7_moveit_config realMove_exec.launch.py robot_ip:=&lt;IP&gt;</text:span>).</text:p>
            </text:list-item>
            <text:list-item>
              <text:p text:style-name="P16">Plan and execute motions, ensuring no collisions occur.</text:p>
            </text:list-item>
          </text:list>
        </text:list-item>
        <text:list-item>
          <text:p text:style-name="P14"><text:span text:style-name="T1">Testing</text:span>: Use RViz to monitor joint states (<text:span text:style-name="Source_5f_Text">/joint_states</text:span>) and TCP position (<text:span text:style-name="Source_5f_Text">/xarm/xarm_states</text:span>) in real-time.</text:p>
        </text:list-item>
      </text:list>
      <text:p text:style-name="Horizontal_20_Line"/>
      <text:h text:style-name="Heading_20_3" text:outline-level="3"><text:bookmark-start text:name="where-to-focus-your-initial-spin-up-time"/><text:soft-page-break/>Where to Focus Your Initial Spin-Up Time<text:bookmark-end text:name="where-to-focus-your-initial-spin-up-time"/></text:h>
      <text:list text:style-name="L16">
        <text:list-item>
          <text:p text:style-name="P17"><text:span text:style-name="T1">ROS 2 Basics (1-2 days)</text:span>: Learn the core concepts (nodes, topics, launch files) to navigate the xArm 7’s ROS 2 ecosystem.</text:p>
        </text:list-item>
        <text:list-item>
          <text:p text:style-name="P17"><text:span text:style-name="T1">RViz with MoveIt 2 Demo (2-3 days)</text:span>: Run the xArm 7 demo in RViz, experiment with motion planning, and get comfortable with the interface.</text:p>
        </text:list-item>
        <text:list-item>
          <text:p text:style-name="P17"><text:span text:style-name="T1">MoveIt 2 Fundamentals (3-5 days)</text:span>: Study motion planning (e.g., OMPL, RRT) and the Move Group Interface for programmatic control. Skip Task Constructor initially unless your project requires complex multi-step tasks.</text:p>
        </text:list-item>
        <text:list-item>
          <text:p text:style-name="P17"><text:span text:style-name="T1">xArm 7-Specific Setup (2-3 days)</text:span>: Set up the <text:span text:style-name="Source_5f_Text">xarm_ros2</text:span> package, explore its launch files, and test simulation vs. real hardware if you have access.</text:p>
        </text:list-item>
        <text:list-item>
          <text:p text:style-name="P17"><text:span text:style-name="T1">Iterate and Experiment</text:span>: Start with simulation, then transition to the real xArm 7 once confident.</text:p>
        </text:list-item>
      </text:list>
      <text:p text:style-name="Horizontal_20_Line"/>
      <text:h text:style-name="Heading_20_3" text:outline-level="3"><text:bookmark-start text:name="practical-next-steps"/>Practical Next Steps<text:bookmark-end text:name="practical-next-steps"/></text:h>
      <text:list text:style-name="L17">
        <text:list-item>
          <text:p text:style-name="P18">Install ROS 2 Humble (or Jazzy, depending on your setup) on Ubuntu 22.04.</text:p>
        </text:list-item>
        <text:list-item>
          <text:p text:style-name="P18">Clone <text:span text:style-name="Source_5f_Text">xarm_ros2</text:span> and build it in a ROS 2 workspace (<text:span text:style-name="Source_5f_Text">colcon build</text:span>).</text:p>
        </text:list-item>
        <text:list-item>
          <text:p text:style-name="P18">Run the MoveIt 2 demo for xArm 7 and play with RViz’s Motion Planning plugin.</text:p>
        </text:list-item>
        <text:list-item>
          <text:p text:style-name="P18">Explore the MoveIt 2 documentation (moveit.ai) and xArm ROS 2 GitHub README for detailed instructions.</text:p>
        </text:list-item>
      </text:list>
      <text:p text:style-name="First_20_paragraph">This workflow balances simulation and real-world control, leveraging MoveIt 2’s strengths with the xArm 7. Start simple with RViz and motion planning, then scale up to Task Constructor or Gazebo as needed. Let me know if you’d like deeper dives into any of these to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keyword/>
    <meta:initial-creator/>
    <dc:creator/>
    <meta:creation-date>2025-03-14T20:33:31Z</meta:creation-date>
    <dc:date>2025-03-14T20:33:31Z</dc:date>
    <meta:document-statistic meta:table-count="0" meta:image-count="0" meta:object-count="0" meta:page-count="4" meta:paragraph-count="69" meta:word-count="1173" meta:character-count="7549" meta:non-whitespace-character-count="6504"/>
  </office:meta>
</office:document-meta>
</file>